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4.1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6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8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9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10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チップ電解コンデンサ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12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14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office:value-type="string">
            <text:p>0.1uF</text:p>
          </table:table-cell>
          <table:table-cell office:value-type="string">
            <text:p>チップセラミックコンデンサ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1</text:p>
          </table:table-cell>
          <table:table-cell office:value-type="string">
            <text:p>0Ω</text:p>
          </table:table-cell>
          <table:table-cell office:value-type="string">
            <text:p>チップ抵抗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2</text:p>
          </table:table-cell>
          <table:table-cell office:value-type="string">
            <text:p>未実装</text:p>
          </table:table-cell>
          <table:table-cell office:value-type="string">
            <text:p>ーーーーーーーー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3</text:p>
          </table:table-cell>
          <table:table-cell office:value-type="string">
            <text:p>100Ω</text:p>
          </table:table-cell>
          <table:table-cell office:value-type="string">
            <text:p>チップ抵抗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4</text:p>
          </table:table-cell>
          <table:table-cell office:value-type="string">
            <text:p>100Ω</text:p>
          </table:table-cell>
          <table:table-cell office:value-type="string">
            <text:p>チップ抵抗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5</text:p>
          </table:table-cell>
          <table:table-cell office:value-type="string">
            <text:p>100Ω</text:p>
          </table:table-cell>
          <table:table-cell office:value-type="string">
            <text:p>チップ抵抗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6</text:p>
          </table:table-cell>
          <table:table-cell office:value-type="string">
            <text:p>100Ω</text:p>
          </table:table-cell>
          <table:table-cell office:value-type="string">
            <text:p>チップ抵抗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X1</text:p>
          </table:table-cell>
          <table:table-cell office:value-type="string">
            <text:p>水晶発振</text:p>
          </table:table-cell>
          <table:table-cell/>
          <table:table-cell office:value-type="string">
            <text:p>写真参照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チップLED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チップLED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チップLED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チップLED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CY7C1041DV33</text:p>
          </table:table-cell>
          <table:table-cell office:value-type="string">
            <text:p>SRA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U2</text:p>
          </table:table-cell>
          <table:table-cell office:value-type="string">
            <text:p>CY7C1041DV33</text:p>
          </table:table-cell>
          <table:table-cell office:value-type="string">
            <text:p>SRAM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U4</text:p>
          </table:table-cell>
          <table:table-cell office:value-type="string">
            <text:p>NJM2845</text:p>
          </table:table-cell>
          <table:table-cell office:value-type="string">
            <text:p>三端子レギュレータ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N1</text:p>
          </table:table-cell>
          <table:table-cell office:value-type="string">
            <text:p>ATM0430D5</text:p>
          </table:table-cell>
          <table:table-cell office:value-type="string">
            <text:p>フラットケーブル用コネクタ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agami </meta:initial-creator>
    <meta:creation-date>2014-01-04T01:27:35</meta:creation-date>
    <dc:date>2014-01-04T01:43:09</dc:date>
    <dc:creator>kitagami </dc:creator>
    <meta:editing-duration>PT14S</meta:editing-duration>
    <meta:editing-cycles>1</meta:editing-cycles>
    <meta:document-statistic meta:table-count="3" meta:cell-count="112" meta:object-count="0"/>
    <meta:generator>LibreOffice/3.5$Linux_X86_64 LibreOffice_project/350m1$Build-2</meta:generator>
  </office:meta>
</office:document-meta>
</file>